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Factory.setName( String nam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Factory.createCache( AuxiliaryCacheAttributes rawAttr , ICompositeCacheManager cacheManager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